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c4" style:family="text">
      <style:text-properties fo:font-weight="bold" fo:font-family="Sans"/>
    </style:style>
  </office:automatic-styles>
  <office:body>
    <office:text>
      <text:p text:style-name="p1"><text:span text:style-name="c0">Imagine that you have a sickness that regularly relapses, leaving you with pain, exhaustion, and limited body function. Every week you deal with the anxiety of wondering if a "flare-up" will come and ruin your chance to do well on the next school paper or work event. Every time your friend asks you to go to a concert with them next month, or a family member needs help moving, you have to gamble that you won't be sick and let them down. Over and over again your illness grinds you down and you have no choice but to pick up and keep going when it's done.</text:span></text:p>
      <text:p text:style-name="p1"><text:span text:style-name="c0">For many patients of chronic disease this is a reality.</text:span></text:p>
      <text:p text:style-name="p1"><text:span text:style-name="c4">Flaredown</text:span><text:span text:style-name="c0"> is here to help.</text:span></text:p>
      <text:p text:style-name="p1"><text:span text:style-name="c4">Your ally in the fight against flare-ups</text:span></text:p>
      <text:p text:style-name="p1"><text:span text:style-name="c0">You'll always have your chronic illness, but you can maximize the amount of time you spend healthy and happy by staying in remission as long as possible. That's easier said than done however, as chronic illness is tied into every aspect of life. </text:span><text:span text:style-name="c4">Activity, diet, stress, exercise, sleep, medications, side effects, communicable illness </text:span><text:span text:style-name="c0">and a hundred other things are all potential triggers. Picking out the real culprit is the tough part, and that's where Flaredown comes in.</text:span></text:p>
      <text:p text:style-name="p1"><text:span text:style-name="c4">What can you do with Flaredown?</text:span></text:p>
      <text:p text:style-name="p1"><text:span text:style-name="c0">Review a complete visual history of your illness</text:span></text:p>
      <text:p text:style-name="p1"><text:span text:style-name="c0">Keep health notes and track your unique disease triggers</text:span></text:p>
      <text:p text:style-name="p1"><text:span text:style-name="c0">Find out if your treatments are effective</text:span></text:p>
      <text:p text:style-name="p1"><text:span text:style-name="c0">Print or email a health report for your doctor</text:span></text:p>
      <text:p text:style-name="p1"><text:span text:style-name="c0">Contribute anonymous data to further learning about your condition</text:span></text:p>
      <text:p text:style-name="p1"><text:span text:style-name="c4">Review a detailed history of your condition</text:span></text:p>
      <text:p text:style-name="p1"><text:span text:style-name="c0">Flaredown is centered around a visual history of your health. The best thing you can do to understand your disease is to record as much of it as possible. Flaredown takes care of that for you and displays a big, beautiful graph of your illness activity that you can learn from.</text:span></text:p>
      <text:p text:style-name="p1"><text:span text:style-name="c0">How? Just answer a few questions about your health as often as you can--it takes about a minute. The questions are pulled from "disease activity indexes" that doctors use to score how severe a patient's chronic illness is.</text:span></text:p>
      <text:p text:style-name="p1"><text:span text:style-name="c0">Additionally, Flaredown calculates a whole bunch of interesting stats about your illness, like number of . Those numbers might reveal something useful that you would have otherwise missed.</text:span></text:p>
      <text:p text:style-name="p1"><text:span text:style-name="c0">Don’t like graphs? Flaredown gives you other options, and they can all reveal new and interesting things about your condition.</text:span></text:p>
      <text:p text:style-name="p1"><text:span text:style-name="c4">Keep health notes and track your unique disease triggers</text:span></text:p>
      <text:p text:style-name="p1"><text:span text:style-name="c0">Keeping a health journal is your most powerful tool for understanding how all the details of your daily life affect your illness. Flaredown lets you keep as many health notes as you’d like, and attaches them to the graph on the day you took the notes. See something interesting on your illness history graph? Clicking on it will show you the notes you took on that day so you can look for clues.</text:span></text:p>
      <text:p text:style-name="p1"><text:span text:style-name="c0">Flaredown even lets you use hashtags in your notes to easily track anything that might be triggering your flares. It couldn’t be easier--just put “#” in front of any word and Flaredown will gather every instance of that word so you can come back to them later. If you’re wondering whether high stress is sparking your flares, go to your notes and flip through all the times you wrote “#stressed”. Check out the way your illness history reacts and see what you can learn!</text:span></text:p>
      <text:p text:style-name="p1"><text:span text:style-name="c4">Find out if your treatments are effective</text:span></text:p>
      <text:p text:style-name="p1"><text:span text:style-name="c0">Looking at the way your illness history corresponds to your treatments will tell you how well they’re working. Flaredown keeps track of the days that you took your treatments and displays them inline with your illness history graph so you can compare its effect on your health.</text:span></text:p>
      <text:p text:style-name="p1"><text:span text:style-name="c0">Treatments aren’t limited to medications--you can track activities, exercise, food, habits, or anything else. Just name it and Flaredown will start keeping track of it. Since treatments can be very expensive, learning early that one of them isn’t working for you could save a lot of money, and will let you move on quickly to your next option.</text:span></text:p>
      <text:p text:style-name="p1"><text:span text:style-name="c4">Help your doctor help you</text:span></text:p>
      <text:p text:style-name="p1"><text:span text:style-name="c0">Your doctor probably has a lot of patients. They only have about 20 minutes with you to make decisions that will affect your health for months until the next time you see them. It’s up to you to make sure they have all the information they need to make the right decisions.</text:span></text:p>
      <text:p text:style-name="p1"><text:span text:style-name="c0">Flaredown can generate a summary of your illness since the last time you saw your doctor. You can save information about multiple doctors and their contact details, so when you’re headed to your appointment all you have to do is click “email” or “print” and Flaredown will generate a report and send it off right away.</text:span></text:p>
      <text:p text:style-name="p1"><text:span text:style-name="c0">We’ve been working with doctors to make sure we only show them data that will help, and don’t overload them. Are you a medical practitioner with some thoughts about what you’d like to see on a health report? Get in touch and let us know!</text:span></text:p>
      <text:p text:style-name="p1"><text:span text:style-name="c4">Patients leading research</text:span></text:p>
      <text:p text:style-name="p1"><text:span text:style-name="c0">The internet is full of scattered information about everything patients have learned about treating and living with their disease. Forums, social networks, and blogs all over the place hold clues about personal treatments and disease triggers that people have recorded. What if we could aggregate data like that and learn from it?</text:span></text:p>
      <text:p text:style-name="p1"><text:span text:style-name="c0">Flaredown’s grand vision is to collect that data and work with researchers, data scientists, and developers so they can advance our understanding of these diseases and share what they learn with patients everywhere. We’ll give you the option to contribute completely anonymous information about your condition to a large-scale experiment that can move much more quickly than traditional medical research. Together we’ll evaluate treatments and learn about the triggers of chronic disease.</text:span></text:p>
      <text:p text:style-name="p1"><text:span text:style-name="c4">Who is Flaredown for?</text:span></text:p>
      <text:p text:style-name="p1"><text:span text:style-name="c0">Here are some of the conditions we had in mind while developing Flaredown:</text:span></text:p>
      <text:p text:style-name="p1"><text:span text:style-name="c0">Crohn's / Ulcerative Colitis / IBS</text:span></text:p>
      <text:p text:style-name="p1"><text:span text:style-name="c0">Rheumatoid Arthritis</text:span></text:p>
      <text:p text:style-name="p1"><text:span text:style-name="c0">Lupus</text:span></text:p>
      <text:p text:style-name="p1"><text:span text:style-name="c0">Psoriasis</text:span></text:p>
      <text:p text:style-name="p1"><text:span text:style-name="c0">Multiple Sclerosis</text:span></text:p>
      <text:p text:style-name="p1"><text:span text:style-name="c0">Fibromyalgia</text:span></text:p>
      <text:p text:style-name="p1"><text:span text:style-name="c0">Uveitis</text:span></text:p>
      <text:p text:style-name="p1"><text:span text:style-name="c0">Sjogren's</text:span></text:p>
      <text:p text:style-name="p1"><text:span text:style-name="c0">Myasthenia Gravis</text:span></text:p>
      <text:p text:style-name="p1"><text:span text:style-name="c0">Sarcoidosis</text:span></text:p>
      <text:p text:style-name="p1"><text:span text:style-name="c0">Hashimotos</text:span></text:p>
      <text:p text:style-name="p1"><text:span text:style-name="c0">Raynaud's</text:span></text:p>
      <text:p text:style-name="p1"><text:span text:style-name="c0">Scleroderma</text:span></text:p>
      <text:p text:style-name="p1"><text:span text:style-name="c0">...and many other chronic illnesses. However, we don't have the bandwidth to </text:span></text:p>
    </office:text>
  </office:body>
</office:document-content>
</file>